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6f8" officeooo:paragraph-rsid="001e57a0"/>
    </style:style>
    <style:style style:name="P2" style:family="paragraph" style:parent-style-name="Standard">
      <style:text-properties officeooo:rsid="000556f8" officeooo:paragraph-rsid="004b0989"/>
    </style:style>
    <style:style style:name="P3" style:family="paragraph" style:parent-style-name="Standard">
      <style:text-properties officeooo:rsid="000556f8" officeooo:paragraph-rsid="005f880a"/>
    </style:style>
    <style:style style:name="P4" style:family="paragraph" style:parent-style-name="Standard">
      <style:text-properties officeooo:rsid="000556f8" officeooo:paragraph-rsid="006dc88e"/>
    </style:style>
    <style:style style:name="P5" style:family="paragraph" style:parent-style-name="Standard">
      <style:text-properties officeooo:rsid="000afed1" officeooo:paragraph-rsid="000afed1"/>
    </style:style>
    <style:style style:name="P6" style:family="paragraph" style:parent-style-name="Standard">
      <style:text-properties officeooo:rsid="000b1833" officeooo:paragraph-rsid="000b1833"/>
    </style:style>
    <style:style style:name="P7" style:family="paragraph" style:parent-style-name="Standard">
      <style:text-properties officeooo:rsid="000cdeab" officeooo:paragraph-rsid="000cdeab"/>
    </style:style>
    <style:style style:name="P8" style:family="paragraph" style:parent-style-name="Standard">
      <style:text-properties officeooo:rsid="000d671b" officeooo:paragraph-rsid="000d671b"/>
    </style:style>
    <style:style style:name="P9" style:family="paragraph" style:parent-style-name="Standard">
      <style:text-properties officeooo:rsid="000ed2c3" officeooo:paragraph-rsid="000ed2c3"/>
    </style:style>
    <style:style style:name="P10" style:family="paragraph" style:parent-style-name="Standard">
      <style:text-properties officeooo:rsid="00105331" officeooo:paragraph-rsid="00105331"/>
    </style:style>
    <style:style style:name="P11" style:family="paragraph" style:parent-style-name="Standard">
      <style:text-properties officeooo:rsid="00140b6f" officeooo:paragraph-rsid="00140b6f"/>
    </style:style>
    <style:style style:name="P12" style:family="paragraph" style:parent-style-name="Standard">
      <style:text-properties officeooo:rsid="0015ba1d" officeooo:paragraph-rsid="0015ba1d"/>
    </style:style>
    <style:style style:name="P13" style:family="paragraph" style:parent-style-name="Standard">
      <style:text-properties officeooo:rsid="001670d2" officeooo:paragraph-rsid="001670d2"/>
    </style:style>
    <style:style style:name="P14" style:family="paragraph" style:parent-style-name="Standard">
      <style:paragraph-properties fo:text-align="center" style:justify-single-word="false"/>
      <style:text-properties officeooo:rsid="001e57a0" officeooo:paragraph-rsid="001e57a0"/>
    </style:style>
    <style:style style:name="P15" style:family="paragraph" style:parent-style-name="Standard">
      <style:text-properties officeooo:rsid="00211efc" officeooo:paragraph-rsid="00211efc"/>
    </style:style>
    <style:style style:name="P16" style:family="paragraph" style:parent-style-name="Standard">
      <style:text-properties officeooo:rsid="00241b68" officeooo:paragraph-rsid="00241b68"/>
    </style:style>
    <style:style style:name="P17" style:family="paragraph" style:parent-style-name="Standard">
      <style:text-properties officeooo:rsid="00268016" officeooo:paragraph-rsid="00268016"/>
    </style:style>
    <style:style style:name="P18" style:family="paragraph" style:parent-style-name="Standard">
      <style:text-properties officeooo:rsid="00282545" officeooo:paragraph-rsid="00282545" fo:background-color="#ffff00"/>
    </style:style>
    <style:style style:name="P19" style:family="paragraph" style:parent-style-name="Standard">
      <style:text-properties officeooo:rsid="00282545" officeooo:paragraph-rsid="002e4899" fo:background-color="#ffff00"/>
    </style:style>
    <style:style style:name="P20" style:family="paragraph" style:parent-style-name="Standard">
      <style:text-properties officeooo:rsid="00282545" officeooo:paragraph-rsid="002e5156" fo:background-color="#ffff00"/>
    </style:style>
    <style:style style:name="P21" style:family="paragraph" style:parent-style-name="Standard">
      <style:text-properties officeooo:rsid="00349bf3" officeooo:paragraph-rsid="00349bf3"/>
    </style:style>
    <style:style style:name="P22" style:family="paragraph" style:parent-style-name="Standard">
      <style:text-properties officeooo:rsid="003ad827" officeooo:paragraph-rsid="003ad827"/>
    </style:style>
    <style:style style:name="P23" style:family="paragraph" style:parent-style-name="Standard">
      <style:text-properties officeooo:rsid="003afa49" officeooo:paragraph-rsid="003afa49"/>
    </style:style>
    <style:style style:name="P24" style:family="paragraph" style:parent-style-name="Standard">
      <style:text-properties officeooo:rsid="003ce540" officeooo:paragraph-rsid="003ce540"/>
    </style:style>
    <style:style style:name="P25" style:family="paragraph" style:parent-style-name="Standard">
      <style:text-properties officeooo:rsid="000556f8" officeooo:paragraph-rsid="001e57a0" fo:background-color="#ff8000"/>
    </style:style>
    <style:style style:name="P26" style:family="paragraph" style:parent-style-name="Standard">
      <style:text-properties officeooo:rsid="000556f8" officeooo:paragraph-rsid="004b0989" fo:background-color="#ff8000"/>
    </style:style>
    <style:style style:name="P27" style:family="paragraph" style:parent-style-name="Standard">
      <style:text-properties officeooo:rsid="000556f8" officeooo:paragraph-rsid="005f880a" fo:background-color="#ff8000"/>
    </style:style>
    <style:style style:name="P28" style:family="paragraph" style:parent-style-name="Standard">
      <style:text-properties officeooo:rsid="000556f8" officeooo:paragraph-rsid="006dc88e" fo:background-color="#ff8000"/>
    </style:style>
    <style:style style:name="P29" style:family="paragraph" style:parent-style-name="Standard">
      <style:text-properties officeooo:rsid="003d8e9f" officeooo:paragraph-rsid="003d8e9f"/>
    </style:style>
    <style:style style:name="P30" style:family="paragraph" style:parent-style-name="Standard">
      <style:text-properties officeooo:rsid="003d8e9f" officeooo:paragraph-rsid="003f5e39"/>
    </style:style>
    <style:style style:name="P31" style:family="paragraph" style:parent-style-name="Standard">
      <style:text-properties officeooo:rsid="004149cb" officeooo:paragraph-rsid="004149cb"/>
    </style:style>
    <style:style style:name="P32" style:family="paragraph" style:parent-style-name="Standard">
      <style:text-properties officeooo:rsid="0043341d" officeooo:paragraph-rsid="0043341d"/>
    </style:style>
    <style:style style:name="P33" style:family="paragraph" style:parent-style-name="Standard">
      <style:text-properties officeooo:rsid="00465fda" officeooo:paragraph-rsid="00465fda"/>
    </style:style>
    <style:style style:name="P34" style:family="paragraph" style:parent-style-name="Standard">
      <style:text-properties officeooo:rsid="004b0989" officeooo:paragraph-rsid="004b0989"/>
    </style:style>
    <style:style style:name="P35" style:family="paragraph" style:parent-style-name="Standard">
      <style:text-properties officeooo:rsid="0051727a" officeooo:paragraph-rsid="0051727a"/>
    </style:style>
    <style:style style:name="P36" style:family="paragraph" style:parent-style-name="Standard">
      <style:text-properties officeooo:rsid="005235aa" officeooo:paragraph-rsid="005235aa"/>
    </style:style>
    <style:style style:name="P37" style:family="paragraph" style:parent-style-name="Standard">
      <style:text-properties officeooo:rsid="0052bfb1" officeooo:paragraph-rsid="0052bfb1"/>
    </style:style>
    <style:style style:name="P38" style:family="paragraph" style:parent-style-name="Standard">
      <style:text-properties officeooo:rsid="00547801" officeooo:paragraph-rsid="00551c15"/>
    </style:style>
    <style:style style:name="P39" style:family="paragraph" style:parent-style-name="Standard">
      <style:text-properties officeooo:rsid="0058b97f" officeooo:paragraph-rsid="0058b97f"/>
    </style:style>
    <style:style style:name="P40" style:family="paragraph" style:parent-style-name="Standard">
      <style:text-properties officeooo:rsid="005a1e31" officeooo:paragraph-rsid="005a1e31"/>
    </style:style>
    <style:style style:name="P41" style:family="paragraph" style:parent-style-name="Standard">
      <style:text-properties officeooo:rsid="005c9a5d" officeooo:paragraph-rsid="005c9a5d"/>
    </style:style>
    <style:style style:name="P42" style:family="paragraph" style:parent-style-name="Standard">
      <style:text-properties officeooo:rsid="005f880a" officeooo:paragraph-rsid="005f880a"/>
    </style:style>
    <style:style style:name="P43" style:family="paragraph" style:parent-style-name="Standard">
      <style:text-properties officeooo:rsid="00627d1e" officeooo:paragraph-rsid="00627d1e"/>
    </style:style>
    <style:style style:name="P44" style:family="paragraph" style:parent-style-name="Standard">
      <style:text-properties officeooo:rsid="00656b1b" officeooo:paragraph-rsid="00656b1b"/>
    </style:style>
    <style:style style:name="P45" style:family="paragraph" style:parent-style-name="Standard">
      <style:text-properties officeooo:rsid="006cb49f" officeooo:paragraph-rsid="006cb49f"/>
    </style:style>
    <style:style style:name="P46" style:family="paragraph" style:parent-style-name="Standard">
      <style:text-properties officeooo:rsid="006f572d" officeooo:paragraph-rsid="006f572d"/>
    </style:style>
    <style:style style:name="P47" style:family="paragraph" style:parent-style-name="Standard">
      <style:text-properties officeooo:rsid="00729237" officeooo:paragraph-rsid="00729237"/>
    </style:style>
    <style:style style:name="P48" style:family="paragraph" style:parent-style-name="Standard">
      <style:text-properties officeooo:rsid="00767c47" officeooo:paragraph-rsid="00767c47"/>
    </style:style>
    <style:style style:name="P49" style:family="paragraph" style:parent-style-name="Standard">
      <style:text-properties officeooo:rsid="0077edc5" officeooo:paragraph-rsid="0077edc5"/>
    </style:style>
    <style:style style:name="P50" style:family="paragraph" style:parent-style-name="Standard">
      <style:text-properties officeooo:rsid="00798a23" officeooo:paragraph-rsid="00798a23"/>
    </style:style>
    <style:style style:name="P51" style:family="paragraph" style:parent-style-name="Standard">
      <style:text-properties officeooo:rsid="007a3584" officeooo:paragraph-rsid="007a3584"/>
    </style:style>
    <style:style style:name="P52" style:family="paragraph" style:parent-style-name="Standard">
      <style:text-properties officeooo:rsid="007b039b" officeooo:paragraph-rsid="007b039b"/>
    </style:style>
    <style:style style:name="P53" style:family="paragraph" style:parent-style-name="Standard">
      <style:text-properties officeooo:rsid="007d286d" officeooo:paragraph-rsid="007d286d"/>
    </style:style>
    <style:style style:name="P54" style:family="paragraph" style:parent-style-name="Standard">
      <style:text-properties officeooo:rsid="007dd0aa" officeooo:paragraph-rsid="007dd0aa"/>
    </style:style>
    <style:style style:name="P55" style:family="paragraph" style:parent-style-name="Standard">
      <style:text-properties officeooo:rsid="007f7adf" officeooo:paragraph-rsid="007f7adf"/>
    </style:style>
    <style:style style:name="P56" style:family="paragraph" style:parent-style-name="Standard">
      <style:text-properties fo:font-weight="bold" officeooo:rsid="000afed1" officeooo:paragraph-rsid="000afed1" style:font-weight-asian="bold" style:font-weight-complex="bold"/>
    </style:style>
    <style:style style:name="P57" style:family="paragraph" style:parent-style-name="Standard">
      <style:text-properties fo:font-weight="bold" officeooo:rsid="0085d67e" officeooo:paragraph-rsid="0085d67e" style:font-weight-asian="bold" style:font-weight-complex="bold"/>
    </style:style>
    <style:style style:name="P58" style:family="paragraph" style:parent-style-name="Standard">
      <style:text-properties fo:font-weight="bold" officeooo:rsid="0087fd53" officeooo:paragraph-rsid="0087fd53" style:font-weight-asian="bold" style:font-weight-complex="bold"/>
    </style:style>
    <style:style style:name="P59" style:family="paragraph" style:parent-style-name="Standard">
      <style:text-properties fo:font-weight="bold" officeooo:rsid="00893800" officeooo:paragraph-rsid="00893800" style:font-weight-asian="bold" style:font-weight-complex="bold"/>
    </style:style>
    <style:style style:name="P60" style:family="paragraph" style:parent-style-name="Standard">
      <style:text-properties fo:font-weight="bold" officeooo:rsid="0085d67e" officeooo:paragraph-rsid="0085d67e" style:font-weight-asian="bold" style:font-weight-complex="bold"/>
    </style:style>
    <style:style style:name="P61" style:family="paragraph" style:parent-style-name="Standard">
      <style:text-properties fo:font-weight="bold" officeooo:rsid="008ab7d4" officeooo:paragraph-rsid="008ab7d4" style:font-weight-asian="bold" style:font-weight-complex="bold"/>
    </style:style>
    <style:style style:name="P62" style:family="paragraph" style:parent-style-name="Standard">
      <style:text-properties fo:font-weight="bold" officeooo:rsid="008b73a9" officeooo:paragraph-rsid="008b73a9" style:font-weight-asian="bold" style:font-weight-complex="bold"/>
    </style:style>
    <style:style style:name="T1" style:family="text">
      <style:text-properties officeooo:rsid="00132330"/>
    </style:style>
    <style:style style:name="T2" style:family="text">
      <style:text-properties officeooo:rsid="0017ba49"/>
    </style:style>
    <style:style style:name="T3" style:family="text">
      <style:text-properties officeooo:rsid="00199015"/>
    </style:style>
    <style:style style:name="T4" style:family="text">
      <style:text-properties officeooo:rsid="001ba29e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officeooo:rsid="00209205"/>
    </style:style>
    <style:style style:name="T7" style:family="text">
      <style:text-properties officeooo:rsid="002178fc"/>
    </style:style>
    <style:style style:name="T8" style:family="text">
      <style:text-properties officeooo:rsid="0022d1cb"/>
    </style:style>
    <style:style style:name="T9" style:family="text">
      <style:text-properties officeooo:rsid="00250f7a"/>
    </style:style>
    <style:style style:name="T10" style:family="text">
      <style:text-properties officeooo:rsid="0029fd98"/>
    </style:style>
    <style:style style:name="T11" style:family="text">
      <style:text-properties officeooo:rsid="002d4638"/>
    </style:style>
    <style:style style:name="T12" style:family="text">
      <style:text-properties officeooo:rsid="002e4899"/>
    </style:style>
    <style:style style:name="T13" style:family="text">
      <style:text-properties officeooo:rsid="002f394b"/>
    </style:style>
    <style:style style:name="T14" style:family="text">
      <style:text-properties officeooo:rsid="00311023"/>
    </style:style>
    <style:style style:name="T15" style:family="text">
      <style:text-properties officeooo:rsid="0032f208"/>
    </style:style>
    <style:style style:name="T16" style:family="text">
      <style:text-properties officeooo:rsid="0036721e"/>
    </style:style>
    <style:style style:name="T17" style:family="text">
      <style:text-properties officeooo:rsid="003ad827"/>
    </style:style>
    <style:style style:name="T18" style:family="text">
      <style:text-properties fo:background-color="#ff8000" loext:char-shading-value="0"/>
    </style:style>
    <style:style style:name="T19" style:family="text">
      <style:text-properties officeooo:rsid="003f5e39"/>
    </style:style>
    <style:style style:name="T20" style:family="text">
      <style:text-properties officeooo:rsid="004468f1"/>
    </style:style>
    <style:style style:name="T21" style:family="text">
      <style:text-properties officeooo:rsid="004796f5"/>
    </style:style>
    <style:style style:name="T22" style:family="text">
      <style:text-properties officeooo:rsid="004875b9"/>
    </style:style>
    <style:style style:name="T23" style:family="text">
      <style:text-properties officeooo:rsid="004cd1aa"/>
    </style:style>
    <style:style style:name="T24" style:family="text">
      <style:text-properties officeooo:rsid="004e2c4d"/>
    </style:style>
    <style:style style:name="T25" style:family="text">
      <style:text-properties officeooo:rsid="00551c15"/>
    </style:style>
    <style:style style:name="T26" style:family="text">
      <style:text-properties officeooo:rsid="005719f7"/>
    </style:style>
    <style:style style:name="T27" style:family="text">
      <style:text-properties officeooo:rsid="0057cb4e"/>
    </style:style>
    <style:style style:name="T28" style:family="text">
      <style:text-properties officeooo:rsid="005b1970"/>
    </style:style>
    <style:style style:name="T29" style:family="text">
      <style:text-properties officeooo:rsid="005e7efd"/>
    </style:style>
    <style:style style:name="T30" style:family="text">
      <style:text-properties officeooo:rsid="0061dad2"/>
    </style:style>
    <style:style style:name="T31" style:family="text">
      <style:text-properties officeooo:rsid="0062ef24"/>
    </style:style>
    <style:style style:name="T32" style:family="text">
      <style:text-properties officeooo:rsid="0067ff32"/>
    </style:style>
    <style:style style:name="T33" style:family="text">
      <style:text-properties officeooo:rsid="0069bfb5"/>
    </style:style>
    <style:style style:name="T34" style:family="text">
      <style:text-properties officeooo:rsid="006b40e2"/>
    </style:style>
    <style:style style:name="T35" style:family="text">
      <style:text-properties officeooo:rsid="006d406e"/>
    </style:style>
    <style:style style:name="T36" style:family="text">
      <style:text-properties officeooo:rsid="006dc88e"/>
    </style:style>
    <style:style style:name="T37" style:family="text">
      <style:text-properties officeooo:rsid="0071c0ac"/>
    </style:style>
    <style:style style:name="T38" style:family="text">
      <style:text-properties officeooo:rsid="0073cd65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7c2d82"/>
    </style:style>
    <style:style style:name="T41" style:family="text">
      <style:text-properties officeooo:rsid="00806920"/>
    </style:style>
    <style:style style:name="T42" style:family="text">
      <style:text-properties officeooo:rsid="00893800"/>
    </style:style>
    <style:style style:name="T43" style:family="text">
      <style:text-properties officeooo:rsid="008b7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our ANI / AF / AAI </text:p>
      <text:p text:style-name="P56"/>
      <text:p text:style-name="P57">===&gt; LE BLAST on peut lui ajouter des arguments en ligne de commande pour les colonnes qu’on veut avoir en output </text:p>
      <text:p text:style-name="P57"/>
      <text:p text:style-name="P58">-outf<text:span text:style-name="T42">mt</text:span></text:p>
      <text:p text:style-name="P59">qlen(length of match)</text:p>
      <text:p text:style-name="P59">qcovs(couverture)</text:p>
      <text:p text:style-name="P57"/>
      <text:p text:style-name="P61">AF:</text:p>
      <text:p text:style-name="P61">blastn -query CDSref -subject CDS(chacun des autres génomes) -outfmt 6 -out file_name</text:p>
      <text:p text:style-name="P61"/>
      <text:p text:style-name="P61">ANI:</text:p>
      <text:p text:style-name="P61">blastp -query Protref -subject Prot(chacun des autres génomes) -outfmt 6 -out file_name</text:p>
      <text:p text:style-name="P61"/>
      <text:p text:style-name="P62">core_genome</text:p>
      <text:p text:style-name="P5">=&gt; BBH : partir des CDS </text:p>
      <text:p text:style-name="P5"/>
      <text:p text:style-name="P6">=&gt; pour blast la version web ne marche pas donc utiliser version ligne de commande sur machine de la fac</text:p>
      <text:p text:style-name="P6"/>
      <text:p text:style-name="P6">=&gt; faire les blasts entre les paires juste dans un seul sens</text:p>
      <text:p text:style-name="P6"/>
      <text:p text:style-name="P7">=&gt; calcul de la couverture ( taille alignement / taille protéine )</text:p>
      <text:p text:style-name="P7"/>
      <text:p text:style-name="P8">=&gt; on va faire donc un pseudo BBH ( dans un seul sens )</text:p>
      <text:p text:style-name="P8"/>
      <text:p text:style-name="P9">=&gt; Il faut pas oublier le seuil de e-valeur </text:p>
      <text:p text:style-name="P9"/>
      <text:p text:style-name="P10">=&gt; seulement le génome d’intérết contre les 4 autres <text:span text:style-name="T43">(un par un)<text:tab/></text:span></text:p>
      <text:p text:style-name="P10"/>
      <text:p text:style-name="P10">** <text:span text:style-name="T1">Core / Pangenome : <text:s/></text:span><text:span text:style-name="T4">( Cette partie on peut la faire avec Orthovenn )</text:span></text:p>
      <text:p text:style-name="P10"/>
      <text:p text:style-name="P11">core genome : les gènes du génome d’intérêt qui sont présents dans tous les autres génomes</text:p>
      <text:p text:style-name="P12">specific genes : génes qui ne sont que dans le génome d’intérêt</text:p>
      <text:p text:style-name="P12">dispensable : gènes présents que dans 2 ou 3 gènomes ( don’t le génome d’intérêt)</text:p>
      <text:p text:style-name="P12"/>
      <text:p text:style-name="P13">PAN : tous les gènes à part ceux qui sont spécifiques <text:span text:style-name="T2">( core + dispensable </text:span><text:span text:style-name="T3">) </text:span></text:p>
      <text:p text:style-name="P13"/>
      <text:p text:style-name="P48"><text:span text:style-name="T39">Partie D-genies :</text:span> </text:p>
      <text:p text:style-name="P49">les blocs sont des similarités et les diffèrences sont les cassures entre les 2 génomes comparés </text:p>
      <text:p text:style-name="P50">=&gt; plus de cassures = plus de différences avec le génome de référence/intérêt</text:p>
      <text:p text:style-name="P50"/>
      <text:p text:style-name="P51">=&gt; après on fait un zoom sur les <text:span text:style-name="T40">3/</text:span>10 premières cassures <text:span text:style-name="T40">( les plus grandes )</text:span></text:p>
      <text:p text:style-name="P52">région de rupture ( intergénique ? cds ou non cds ?)</text:p>
      <text:p text:style-name="P53">=&gt; intergénique : pas de k.o d’un gène</text:p>
      <text:p text:style-name="P54">=&gt; cds : k.o d’un gène (quel gène ?)</text:p>
      <text:p text:style-name="P54"/>
      <text:p text:style-name="P55">=&gt; un autre zoom : <text:span text:style-name="T41">quels fonctions sont dans ces grandes cassures ?</text:span></text:p>
      <text:p text:style-name="P55"/>
      <text:p text:style-name="P55"/>
      <text:p text:style-name="P13"/>
      <text:p text:style-name="P13"><text:soft-page-break/></text:p>
      <text:p text:style-name="P14"><text:span text:style-name="T5">Structure Rapport</text:span> </text:p>
      <text:p text:style-name="P7"/>
      <text:p text:style-name="P25">Titre</text:p>
      <text:p text:style-name="P1">- <text:span text:style-name="T6">aspet méthodologique ( à éviter )</text:span></text:p>
      <text:p text:style-name="P15">=&gt; <text:span text:style-name="T7">doit porter le bon message ( issu de la partie résultats ) : </text:span><text:span text:style-name="T8">message principal</text:span></text:p>
      <text:p text:style-name="P16">=&gt; peut mixer les 2 </text:p>
      <text:p text:style-name="P1"/>
      <text:p text:style-name="P1"><text:span text:style-name="T18">Auteurs</text:span> </text:p>
      <text:p text:style-name="P1">- <text:span text:style-name="T9">nom / prénom / laboratoire//entreprise</text:span></text:p>
      <text:p text:style-name="P17">=&gt; Il y a un classement des université ( métriques )</text:p>
      <text:p text:style-name="P1"/>
      <text:p text:style-name="P1"/>
      <text:p text:style-name="P1"><text:span text:style-name="T18">Introduction</text:span> </text:p>
      <text:p text:style-name="P18">- <text:span text:style-name="T10">Informations préliminaires pour comprendre ce qui suit</text:span></text:p>
      <text:p text:style-name="P19">- Présentation de l’organisme d’intérêt <text:span text:style-name="T11">( physiologie , position phylogenique )</text:span></text:p>
      <text:p text:style-name="P20"><text:span text:style-name="T12">- </text:span><text:span text:style-name="T15">Mots clés du tite : </text:span><text:span text:style-name="T12">se concentrer sur le message principal issu des résultats ( qu’il faut expliquer après )</text:span></text:p>
      <text:p text:style-name="P20"><text:span text:style-name="T11">- </text:span><text:span text:style-name="T13">Fin d’intro : pragraphe : objectifs du travail </text:span><text:span text:style-name="T14">( Recherche / Analyse )</text:span><text:span text:style-name="T11"> </text:span><text:span text:style-name="T16">(en 2 phrases )</text:span></text:p>
      <text:p text:style-name="P21">=&gt; Tout ça représente le background scientifique</text:p>
      <text:p text:style-name="P21"/>
      <text:p text:style-name="P25">Materiels et méthodes</text:p>
      <text:p text:style-name="P1">- <text:span text:style-name="T17">versions d’outils / machines</text:span></text:p>
      <text:p text:style-name="P22">- méthodes ( enchainements d’utilisation )</text:p>
      <text:p text:style-name="P23">=&gt; on doit avoir diffèrents chapitres</text:p>
      <text:p text:style-name="P23"/>
      <text:p text:style-name="P24">+ Matériel : </text:p>
      <text:p text:style-name="P29">1) Données :</text:p>
      <text:p text:style-name="P29">- data</text:p>
      <text:p text:style-name="P29">- sources <text:span text:style-name="T38">( ajouter des liens vers les datas )</text:span></text:p>
      <text:p text:style-name="P30">2) logiciels</text:p>
      <text:p text:style-name="P30">- <text:span text:style-name="T19">versions</text:span></text:p>
      <text:p text:style-name="P30">- références</text:p>
      <text:p text:style-name="P29">3) Ordinateur</text:p>
      <text:p text:style-name="P29">- Ubuntu 22.04</text:p>
      <text:p text:style-name="P29"/>
      <text:p text:style-name="P31">+ Méthodes :</text:p>
      <text:p text:style-name="P32">- Analyses fonctionnelles</text:p>
      <text:p text:style-name="P32">- Réarrangements ( description de la méthodes ) <text:span text:style-name="T20">=&gt; D-genies</text:span></text:p>
      <text:p text:style-name="P33">=&gt; On peut après il<text:span text:style-name="T21">k</text:span>ustrer le protocole/<text:span text:style-name="T22">procédure</text:span> sous <text:span text:style-name="T21">f</text:span>orme d’un schéma </text:p>
      <text:p text:style-name="P29"/>
      <text:p text:style-name="P1"/>
      <text:p text:style-name="P25">Résultats</text:p>
      <text:p text:style-name="P34">- <text:span text:style-name="T23">illustration des résultats sous forme de tables ou figures </text:span><text:span text:style-name="T24">( qui proviennent de résultats brutes )</text:span></text:p>
      <text:p text:style-name="P35">=&gt; exemple : D-Genies ( table : on prend les 3 / 4 premiers et on fusionne les autres )</text:p>
      <text:p text:style-name="P36">=&gt; synthéthiser le tableau </text:p>
      <text:p text:style-name="P37">=&gt; pour rédiger et analyser ça ( il faut l’analyser qualitativement et quantitativement ) <text:s/></text:p>
      <text:p text:style-name="P38">* quantitativement : analyser le tableau en entier <text:s/><text:span text:style-name="T25">( exemple : nombre + / - // distribution des tailles // nombre total de cassures ) </text:span><text:span text:style-name="T26">=&gt; pour toutes les colonnes </text:span></text:p>
      <text:p text:style-name="P38">* <text:span text:style-name="T27">q</text:span>ualitativement : synthéthiser le tableau</text:p>
      <text:p text:style-name="P40">=&gt; on peut ajouter des figures aussi</text:p>
      <text:p text:style-name="P39">=&gt; dans les annexes mettre le tableau en entier et dans les résultats le tableau synthétisé </text:p>
      <text:p text:style-name="P39"><text:soft-page-break/></text:p>
      <text:p text:style-name="P39">- <text:span text:style-name="T28">chaque table et chaque figure doit avoir un message</text:span></text:p>
      <text:p text:style-name="P41">=&gt; chaque figure ou table est associée à un grand paragraphe avec un message principal </text:p>
      <text:p text:style-name="P41">=&gt; Le titre de chaque paragraphe <text:span text:style-name="T29">est important </text:span></text:p>
      <text:p text:style-name="P2"/>
      <text:p text:style-name="P2"/>
      <text:p text:style-name="P26">Discussion</text:p>
      <text:p text:style-name="P42">- <text:span text:style-name="T30">Confronter les résultats à l’état de l’art des connaissances ( ça contredit ? Ça va dans le même sens ? ) </text:span></text:p>
      <text:p text:style-name="P43">=&gt; utilisation des références bibliographique<text:span text:style-name="T31">s</text:span></text:p>
      <text:p text:style-name="P3"/>
      <text:p text:style-name="P3"/>
      <text:p text:style-name="P27">Conclusion</text:p>
      <text:p text:style-name="P44">- <text:span text:style-name="T32">synthétiser tous les messages : </text:span><text:span text:style-name="T33">grand message principal ( prendre de la hauteur : dire en quoi ça pourrait rajouter , des perspectives , .. </text:span><text:span text:style-name="T34">)</text:span></text:p>
      <text:p text:style-name="P45">=&gt; le grand message doit être lié au <text:span text:style-name="T35">grand </text:span>titre </text:p>
      <text:p text:style-name="P3"/>
      <text:p text:style-name="P28">Références</text:p>
      <text:p text:style-name="P4">- <text:span text:style-name="T37">Ajouter des liens </text:span></text:p>
      <text:p text:style-name="P4">Matériaux supplémentaires <text:s/>( Text/Figures/Tables) : <text:span text:style-name="T36">Annexes </text:span></text:p>
      <text:p text:style-name="P46">=&gt; Résultats brutes </text:p>
      <text:p text:style-name="P47">=&gt; on peut ajouter les scripts 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8:31:00.770706272</meta:creation-date>
    <meta:generator>LibreOffice/7.3.7.2$Linux_X86_64 LibreOffice_project/30$Build-2</meta:generator>
    <dc:date>2022-11-28T09:51:44.718976108</dc:date>
    <meta:editing-duration>PT2H46M44S</meta:editing-duration>
    <meta:editing-cycles>123</meta:editing-cycles>
    <meta:document-statistic meta:table-count="0" meta:image-count="0" meta:object-count="0" meta:page-count="3" meta:paragraph-count="84" meta:word-count="732" meta:character-count="4063" meta:non-whitespace-character-count="3385"/>
  </office:meta>
</office:document-meta>
</file>